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AccessorTests.getNestedT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Getter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ccessorTests.mapAccessor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apAccessorTests.getSimpleTe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Getter.Map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